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b7d0"/>
    </style:style>
    <style:style style:name="T1" style:family="text">
      <style:text-properties officeooo:rsid="000bb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----exos1------</text:p>
      <text:p text:style-name="Standard">SELECT numcom AS NumeroCommande, </text:p>
      <text:p text:style-name="Standard"><text:tab/> <text:s text:c="2"/>nomfou AS Fournisseur</text:p>
      <text:p text:style-name="Standard"/>
      <text:p text:style-name="Standard"><text:tab/>FROM ligcom</text:p>
      <text:p text:style-name="Standard">NATURAL JOIN entcom, fournis</text:p>
      <text:p text:style-name="Standard"/>
      <text:p text:style-name="Standard">WHERE fournis.numfou = 9120 AND entcom.numfou = 9120;</text:p>
      <text:p text:style-name="Standard"/>
      <text:p text:style-name="Standard">-----exos2--------</text:p>
      <text:p text:style-name="Standard"/>
      <text:p text:style-name="Standard">SELECT numfou AS IDFournisseur, </text:p>
      <text:p text:style-name="Standard"><text:s text:c="7"/>nomfou AS NomFournisseur </text:p>
      <text:p text:style-name="Standard"><text:tab/>FROM fournis</text:p>
      <text:p text:style-name="Standard">NATURAL JOIN entcom</text:p>
      <text:p text:style-name="Standard">GROUP BY nomfou;</text:p>
      <text:p text:style-name="Standard"/>
      <text:p text:style-name="Standard">-------exos3-------</text:p>
      <text:p text:style-name="Standard"/>
      <text:p text:style-name="Standard">SELECT nomfou AS 'Nom fournisseur',</text:p>
      <text:p text:style-name="Standard"><text:tab/><text:tab/> COUNT(numcom) AS 'Commande passée'</text:p>
      <text:p text:style-name="Standard"><text:tab/>FROM entcom</text:p>
      <text:p text:style-name="Standard">NATURAL JOIN fournis</text:p>
      <text:p text:style-name="Standard">GROUP BY nomfou;</text:p>
      <text:p text:style-name="Standard"/>
      <text:p text:style-name="Standard">-------exos4-------</text:p>
      <text:p text:style-name="Standard"/>
      <text:p text:style-name="Standard">SELECT codart AS 'n° produit', </text:p>
      <text:p text:style-name="Standard"><text:tab/> <text:s/><text:tab/> libart AS 'libellé produit', </text:p>
      <text:p text:style-name="Standard"><text:tab/><text:tab/> stkphy AS 'stock actuel', </text:p>
      <text:p text:style-name="Standard"><text:tab/><text:tab/> stkale AS 'quantité alerte', </text:p>
      <text:p text:style-name="Standard"><text:tab/><text:tab/> qteann AS 'quantité annuelle'</text:p>
      <text:p text:style-name="Standard"/>
      <text:p text:style-name="Standard"><text:tab/>FROM produit</text:p>
      <text:p text:style-name="Standard">WHERE stkphy &lt; stkale AND qteann &lt; 1000;</text:p>
      <text:p text:style-name="Standard"/>
      <text:p text:style-name="Standard">------exos5---------</text:p>
      <text:p text:style-name="Standard"/>
      <text:p text:style-name="Standard">SELECT posfou AS 'Département fournisseur',</text:p>
      <text:p text:style-name="Standard"><text:tab/><text:tab/> nomfou AS 'Nom fournisseur'</text:p>
      <text:p text:style-name="Standard"><text:tab/>FROM fournis</text:p>
      <text:p text:style-name="Standard">ORDER BY posfou DESC, nomfou ASC;</text:p>
      <text:p text:style-name="Standard"/>
      <text:p text:style-name="Standard">--------exos6-------</text:p>
      <text:p text:style-name="Standard"/>
      <text:p text:style-name="Standard">SELECT numcom AS 'numéro de commande',</text:p>
      <text:p text:style-name="Standard"><text:tab/> <text:s text:c="2"/>datcom AS 'date de commande'</text:p>
      <text:p text:style-name="Standard"><text:tab/><text:tab/></text:p>
      <text:p text:style-name="Standard"><text:tab/>FROM entcom</text:p>
      <text:p text:style-name="Standard">WHERE MONTH (datcom) in (3,4);</text:p>
      <text:p text:style-name="Standard"/>
      <text:p text:style-name="Standard">--------exos7--------</text:p>
      <text:p text:style-name="Standard"><text:soft-page-break/></text:p>
      <text:p text:style-name="Standard">SELECT numcom AS 'Numéro de commande',</text:p>
      <text:p text:style-name="Standard"><text:tab/><text:tab/>datcom AS 'Date de commande',</text:p>
      <text:p text:style-name="Standard"><text:tab/><text:tab/>obscom AS 'Commentaire commande'</text:p>
      <text:p text:style-name="Standard"><text:tab/><text:tab/>FROM entcom</text:p>
      <text:p text:style-name="Standard">WHERE obscom != '';</text:p>
      <text:p text:style-name="Standard"/>
      <text:p text:style-name="Standard">-------exos8--------</text:p>
      <text:p text:style-name="Standard"/>
      <text:p text:style-name="Standard">SELECT <text:s/>numcom AS 'Numéro de commande',</text:p>
      <text:p text:style-name="Standard"><text:tab/><text:tab/>(qtecde*priuni) AS 'Prix total'</text:p>
      <text:p text:style-name="Standard"><text:tab/><text:tab/></text:p>
      <text:p text:style-name="Standard"><text:tab/>FROM ligcom</text:p>
      <text:p text:style-name="Standard"><text:tab/></text:p>
      <text:p text:style-name="Standard">GROUP BY numcom;</text:p>
      <text:p text:style-name="Standard"/>
      <text:p text:style-name="Standard">-------ou-------</text:p>
      <text:p text:style-name="Standard"/>
      <text:p text:style-name="Standard">SELECT numcom AS 'Numéro de commande',</text:p>
      <text:p text:style-name="Standard"><text:tab/><text:tab/>(qtecde*priuni) AS 'Prix total'</text:p>
      <text:p text:style-name="Standard"><text:tab/><text:tab/></text:p>
      <text:p text:style-name="Standard"><text:tab/>FROM ligcom</text:p>
      <text:p text:style-name="Standard"><text:tab/></text:p>
      <text:p text:style-name="Standard">ORDER BY numcom;</text:p>
      <text:p text:style-name="Standard"/>
      <text:p text:style-name="Standard">-------exos9--------</text:p>
      <text:p text:style-name="Standard"/>
      <text:p text:style-name="Standard">SELECT numcom AS 'Numéro de commande',</text:p>
      <text:p text:style-name="Standard"><text:tab/><text:tab/>(qtecde*priuni) AS 'Prix total'</text:p>
      <text:p text:style-name="Standard"><text:tab/><text:tab/></text:p>
      <text:p text:style-name="Standard"><text:tab/>FROM ligcom</text:p>
      <text:p text:style-name="Standard">WHERE <text:s/>(qtecde*priuni) &gt;10000 AND qtecde &lt;= 1000</text:p>
      <text:p text:style-name="Standard"/>
      <text:p text:style-name="Standard">ORDER BY numcom;</text:p>
      <text:p text:style-name="Standard"/>
      <text:p text:style-name="Standard">--------EXOS10---------</text:p>
      <text:p text:style-name="Standard"/>
      <text:p text:style-name="Standard">SELECT <text:s/>numfou AS 'Fournisseur',</text:p>
      <text:p text:style-name="Standard"><text:tab/><text:tab/>numcom AS 'Numéro de commande',</text:p>
      <text:p text:style-name="Standard"><text:tab/><text:tab/>datcom AS 'Date de commande'</text:p>
      <text:p text:style-name="Standard"><text:tab/>FROM entcom</text:p>
      <text:p text:style-name="Standard">ORDER BY numfou;</text:p>
      <text:p text:style-name="Standard"/>
      <text:p text:style-name="Standard">--------exos11----------</text:p>
      <text:p text:style-name="Standard"/>
      <text:p text:style-name="Standard">SELECT numcom AS 'Numéro de commande',</text:p>
      <text:p text:style-name="Standard"><text:tab/><text:tab/>numfou AS 'Fournisseur',</text:p>
      <text:p text:style-name="Standard"><text:tab/><text:tab/>codart AS 'Libellé produit',</text:p>
      <text:p text:style-name="Standard"><text:tab/><text:tab/>(qtecde*priuni) AS 'Total commande',</text:p>
      <text:p text:style-name="Standard"><text:tab/><text:tab/>obscom</text:p>
      <text:p text:style-name="Standard"><text:tab/>FROM ligcom</text:p>
      <text:p text:style-name="Standard">natural JOIN entcom</text:p>
      <text:p text:style-name="Standard"><text:soft-page-break/></text:p>
      <text:p text:style-name="Standard">WHERE obscom LIKE '%urgente%'</text:p>
      <text:p text:style-name="Standard"/>
      <text:p text:style-name="Standard">---------exos12----------</text:p>
      <text:p text:style-name="Standard">SELECT nomfou AS 'Founisseur'</text:p>
      <text:p text:style-name="Standard"><text:tab/><text:tab/></text:p>
      <text:p text:style-name="Standard"><text:tab/>FROM fournis</text:p>
      <text:p text:style-name="Standard">NATURAL JOIN entcom,vente,ligcom</text:p>
      <text:p text:style-name="Standard">WHERE qteliv != 0</text:p>
      <text:p text:style-name="Standard">GROUP BY nomfou;</text:p>
      <text:p text:style-name="Standard"/>
      <text:p text:style-name="Standard">---------ou--------</text:p>
      <text:p text:style-name="Standard"/>
      <text:p text:style-name="Standard">SELECT nomfou AS 'Fournisseur'</text:p>
      <text:p text:style-name="Standard"/>
      <text:p text:style-name="Standard"><text:tab/>FROM fournis</text:p>
      <text:p text:style-name="Standard">NATURAL JOIN entcom, ligcom, produit, vente</text:p>
      <text:p text:style-name="Standard">WHERE qte1 &gt;= 1</text:p>
      <text:p text:style-name="Standard">GROUP BY nomfou;</text:p>
      <text:p text:style-name="Standard"/>
      <text:p text:style-name="Standard">---------exos13----------</text:p>
      <text:p text:style-name="Standard"/>
      <text:p text:style-name="Standard">SELECT <text:s/>numcom AS 'Numéro de Commande',</text:p>
      <text:p text:style-name="Standard"><text:tab/><text:tab/>datcom AS 'Date de Commande'</text:p>
      <text:p text:style-name="Standard"><text:tab/>FROM ligcom</text:p>
      <text:p text:style-name="Standard">NATURAL JOIN entcom, fournis</text:p>
      <text:p text:style-name="Standard">WHERE nomfou = (</text:p>
      <text:p text:style-name="Standard"><text:s text:c="4"/>SELECT nomfou</text:p>
      <text:p text:style-name="Standard"><text:tab/> <text:tab/>FROM fournis</text:p>
      <text:p text:style-name="Standard"><text:s text:c="4"/>NATURAL JOIN entcom</text:p>
      <text:p text:style-name="Standard"><text:s text:c="4"/>WHERE numcom = 70210);</text:p>
      <text:p text:style-name="Standard"/>
      <text:p text:style-name="Standard">---------ou---------</text:p>
      <text:p text:style-name="Standard"/>
      <text:p text:style-name="Standard">SELECT <text:s/>entcom.numcom AS 'Numéro de Commande',</text:p>
      <text:p text:style-name="Standard"><text:tab/><text:tab/>datcom AS 'Date de Commande'</text:p>
      <text:p text:style-name="Standard"><text:tab/>FROM ligcom</text:p>
      <text:p text:style-name="Standard"><text:tab/></text:p>
      <text:p text:style-name="Standard">INNER JOIN entcom ON entcom.numcom = ligcom.numcom</text:p>
      <text:p text:style-name="Standard">INNER JOIN fournis ON entcom.numfou = fournis.numfou;</text:p>
      <text:p text:style-name="Standard"/>
      <text:p text:style-name="Standard">---------exos14-----------</text:p>
      <text:p text:style-name="Standard"/>
      <text:p text:style-name="Standard">SELECT libart, prix1</text:p>
      <text:p text:style-name="Standard"><text:tab/>FROM produit</text:p>
      <text:p text:style-name="Standard">JOIN vente ON produit.codart = vente.codart</text:p>
      <text:p text:style-name="Standard"/>
      <text:p text:style-name="Standard">WHERE prix1 &lt; (</text:p>
      <text:p text:style-name="Standard"/>
      <text:p text:style-name="Standard"><text:s text:c="4"/>SELECT MIN(prix1)</text:p>
      <text:p text:style-name="Standard"><text:s text:c="4"/>FROM produit</text:p>
      <text:p text:style-name="Standard"><text:s text:c="4"/>JOIN vente ON produit.codart = vente.codart</text:p>
      <text:p text:style-name="Standard"><text:soft-page-break/><text:s text:c="4"/>WHERE LEFT(libart, 1) IN ( 'R', 'r'));</text:p>
      <text:p text:style-name="Standard"/>
      <text:p text:style-name="Standard">---------exos15----------</text:p>
      <text:p text:style-name="Standard"/>
      <text:p text:style-name="Standard">SELECT <text:s/>libart AS 'libellé article',</text:p>
      <text:p text:style-name="Standard"><text:tab/><text:tab/>nomfou AS 'fournisseur'</text:p>
      <text:p text:style-name="Standard"><text:tab/>FROM produit</text:p>
      <text:p text:style-name="Standard">JOIN vente ON produit.codart = vente.codart</text:p>
      <text:p text:style-name="Standard">JOIN fournis ON vente.numfou = fournis.numfou</text:p>
      <text:p text:style-name="Standard"/>
      <text:p text:style-name="Standard">WHERE stkphy &lt;=(stkale*1.5)</text:p>
      <text:p text:style-name="Standard">ORDER BY <text:s/>libart, numfou;</text:p>
      <text:p text:style-name="Standard"/>
      <text:p text:style-name="Standard">----------exos16----------</text:p>
      <text:p text:style-name="Standard"/>
      <text:p text:style-name="Standard">SELECT <text:s/>nomfou AS 'fournisseur',</text:p>
      <text:p text:style-name="Standard"><text:tab/><text:tab/>libart AS 'libellé article',</text:p>
      <text:p text:style-name="Standard"><text:tab/><text:tab/> delliv AS 'délai de livraison'</text:p>
      <text:p text:style-name="Standard"><text:tab/>FROM produit</text:p>
      <text:p text:style-name="Standard">JOIN vente ON produit.codart = vente.codart</text:p>
      <text:p text:style-name="Standard">JOIN fournis ON vente.numfou = fournis.numfou</text:p>
      <text:p text:style-name="Standard"/>
      <text:p text:style-name="Standard">WHERE stkphy &lt;=(stkale*1.5) AND delliv &lt;= 30</text:p>
      <text:p text:style-name="Standard">ORDER BY <text:s/>nomfou, libart;</text:p>
      <text:p text:style-name="Standard"/>
      <text:p text:style-name="Standard">---------exos17---------</text:p>
      <text:p text:style-name="Standard"/>
      <text:p text:style-name="Standard">SELECT nomfou,</text:p>
      <text:p text:style-name="Standard"><text:tab/><text:tab/>SUM(STKPHY) AS 'stock'</text:p>
      <text:p text:style-name="Standard"><text:tab/>FROM vente,produit,fournis</text:p>
      <text:p text:style-name="Standard"/>
      <text:p text:style-name="Standard">WHERE vente.codart = produit.codart</text:p>
      <text:p text:style-name="Standard">GROUP BY nomfou</text:p>
      <text:p text:style-name="Standard">ORDER BY stock DESC;</text:p>
      <text:p text:style-name="Standard"/>
      <text:p text:style-name="Standard">--------exos18---------</text:p>
      <text:p text:style-name="Standard"/>
      <text:p text:style-name="Standard">SELECT <text:s/>libart,</text:p>
      <text:p text:style-name="Standard"><text:tab/><text:tab/>SUM(qtecde) AS 'Quantité' </text:p>
      <text:p text:style-name="Standard"><text:tab/>FROM produit, ligcom</text:p>
      <text:p text:style-name="Standard">WHERE produit.codart = ligcom.codart</text:p>
      <text:p text:style-name="Standard">GROUP BY libart, qteann</text:p>
      <text:p text:style-name="Standard">HAVING (qteann * 0.90) &lt; SUM(qtecde);</text:p>
      <text:p text:style-name="Standard"/>
      <text:p text:style-name="Standard">---------exos19----------</text:p>
      <text:p text:style-name="Standard"/>
      <text:p text:style-name="Standard">SELECT numfou, </text:p>
      <text:p text:style-name="Standard"><text:tab/><text:tab/>SUM(qtecde * priuni *1.20) AS 'prix ttc'</text:p>
      <text:p text:style-name="Standard">FROM ligcom, entcom</text:p>
      <text:p text:style-name="Standard">WHERE entcom.numcom = ligcom.numcom</text:p>
      <text:p text:style-name="Standard">GROUP BY numfou;</text:p>
      <text:p text:style-name="Standard"/>
      <text:p text:style-name="Standard"><text:soft-page-break/></text:p>
      <text:p text:style-name="P1">/* </text:p>
      <text:p text:style-name="P1"/>
      <text:p text:style-name="P1">---------<text:span text:style-name="T1">exos</text:span>20---------</text:p>
      <text:p text:style-name="P1"/>
      <text:p text:style-name="P1"><text:s/>Existe-t-il des lignes de commande non cohérentes avec les produits vendus par les fournisseurs. ? </text:p>
      <text:p text:style-name="P1"/>
      <text:p text:style-name="P1"/>
      <text:p text:style-name="P1"><text:s/>*/</text:p>
      <text:p text:style-name="Standard"/>
      <text:p text:style-name="Standard"><text:s text:c="28"/>--------modificationTable--------</text:p>
      <text:p text:style-name="Standard"/>
      <text:p text:style-name="Standard">--------exos1--------</text:p>
      <text:p text:style-name="Standard"/>
      <text:p text:style-name="Standard">UPDATE vente</text:p>
      <text:p text:style-name="Standard">SET prix1 = prix1*1.04,</text:p>
      <text:p text:style-name="Standard"><text:tab/> prix2 = prix2 *1.02</text:p>
      <text:p text:style-name="Standard">WHERE numfou = 9180;</text:p>
      <text:p text:style-name="Standard"/>
      <text:p text:style-name="Standard">--------exos2--------</text:p>
      <text:p text:style-name="Standard"/>
      <text:p text:style-name="Standard">UPDATE vente</text:p>
      <text:p text:style-name="Standard">SET prix2 = prix1</text:p>
      <text:p text:style-name="Standard"/>
      <text:p text:style-name="Standard">WHERE prix2 = 0;</text:p>
      <text:p text:style-name="Standard"/>
      <text:p text:style-name="Standard">--------exos3--------</text:p>
      <text:p text:style-name="Standard"/>
      <text:p text:style-name="Standard">update entcom</text:p>
      <text:p text:style-name="Standard">join fournis ON fournis.numfou = entcom.numfou</text:p>
      <text:p text:style-name="Standard">SET obscom = ''</text:p>
      <text:p text:style-name="Standard">WHERE satisf &lt; 5;</text:p>
      <text:p text:style-name="Standard"/>
      <text:p text:style-name="Standard">--------exos4--------</text:p>
      <text:p text:style-name="Standard"/>
      <text:p text:style-name="Standard">DELETE FROM vente</text:p>
      <text:p text:style-name="Standard"><text:tab/>WHERE codart='I110';</text:p>
      <text:p text:style-name="Standard"/>
      <text:p text:style-name="Standard">DELETE FROM produit</text:p>
      <text:p text:style-name="Standard"><text:tab/>WHERE codart='I110';</text:p>
      <text:p text:style-name="Standard"/>
      <text:p text:style-name="Standard">DELETE FROM ligcom</text:p>
      <text:p text:style-name="Standard"><text:tab/>WHERE codart='I110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0:22:20.592222734</meta:creation-date>
    <dc:date>2023-11-06T10:26:22.117151582</dc:date>
    <meta:editing-duration>PT4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81" meta:word-count="618" meta:character-count="4459" meta:non-whitespace-character-count="3846"/>
  </office:meta>
</office:document-meta>
</file>